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eSiteManager.contains( Document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SiteManager.add( String path , Document docu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reeSiteManager.getDocuments( DocumentFactory map , Publication publication , String are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reeSiteManager.contains( DocumentFactory factory , DocumentLocator loc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reeSiteManager.getTree( DocumentFactory map , Publication publication , String 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eeSiteManager.getAncestors( Site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reeSiteManager.getRequiredResources( DocumentFactory map , final DocumentLocator l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eeSiteManager.getRequiringResources( DocumentFactory map , SiteNode resour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reeSiteManager.set( String path ,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eeSiteManager.getSiteStructure( DocumentFactory map , Publication publiation , String 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iteManager.setVisibleInNav( Document document , boolean visibleInNa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eeSiteManager.TreeSit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eeSiteManager.computeUniquePath( DocumentFactory factory , DocumentLocator locato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TreeSiteManager.containsInAnyLanguage( Document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SiteManager.requires( DocumentFactory map , SiteNode dependingResource , SiteNode required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iteManager.isVisibleInNav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eeSiteManager.getLabelObject( Document docu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reeSiteManager.copy( Document sourceDocument , Document destinationDocum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TreeSiteManager.getPath( DocumentFactory factory , Publication pub , String area , String uuid , String langu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eeSiteManager.getTree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iteManager.getAvailableLocator( DocumentFactory factory , Document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eeSiteManager.getKey( Publication publication , String 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iteManager.getUUID( DocumentFactory factory , Publication pub , String area ,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